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2.52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1.6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/>
      <style:text-properties fo:color="#000000"/>
    </style:style>
  </office:automatic-styles>
  <office:body>
    <office:spreadsheet>
      <table:table table:name="TheVoid_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1" office:value-type="string" calcext:value-type="string">
            <text:p>Price Each</text:p>
          </table:table-cell>
          <table:table-cell table:style-name="ce1" office:value-type="string" calcext:value-type="string">
            <text:p>Total Qty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On Hand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ource</text:p>
          </table:table-cell>
          <table:table-cell table:style-name="ce3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6, C110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CAP0603-CAP</text:p>
          </table:table-cell>
          <table:table-cell office:value-type="float" office:value="0.066" calcext:value-type="float">
            <text:p>0.066</text:p>
          </table:table-cell>
          <table:table-cell table:formula="of:=[.A20] *[.A2]" office:value-type="float" office:value="2" calcext:value-type="float">
            <text:p>2</text:p>
          </table:table-cell>
          <table:table-cell table:formula="of:=[.E2] * [.F2]" office:value-type="float" office:value="0.132" calcext:value-type="float">
            <text:p>0.1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Yageo/CC0603MRX7R9BB102?qs=sGAEpiMZZMukHu%252bjC5l7YTB5Qh3V8YBbh2JQ%252bS0A954%3D" xlink:type="simple">https://www.mouser.com/ProductDetail/Yageo/CC0603MRX7R9BB102?qs=sGAEpiMZZMukHu%252bjC5l7YTB5Qh3V8YBbh2JQ%252bS0A954%3d</text:a>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0, C101, C102, C1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RAMIC-100NF-50V-10%-X7R(0603)</text:p>
          </table:table-cell>
          <table:table-cell office:value-type="float" office:value="0.066" calcext:value-type="float">
            <text:p>0.066</text:p>
          </table:table-cell>
          <table:table-cell table:formula="of:=[.A20] * [.A3]" office:value-type="float" office:value="4" calcext:value-type="float">
            <text:p>4</text:p>
          </table:table-cell>
          <table:table-cell table:formula="of:=[.E3] * [.F3]" office:value-type="float" office:value="0.264" calcext:value-type="float">
            <text:p>0.264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Murata-Electronics/GCM033R71E471KA03D?qs=sGAEpiMZZMukHu%252bjC5l7YUBCHBQPS1uW4Tgq5mzdVTU%3D" xlink:type="simple">https://www.mouser.com/ProductDetail/Murata-Electronics/GCM033R71E471KA03D?qs=sGAEpiMZZMukHu%252bjC5l7YUBCHBQPS1uW4Tgq5mzdVTU%3d</text:a>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3, C11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0603-CAP</text:p>
          </table:table-cell>
          <table:table-cell office:value-type="float" office:value="0.066" calcext:value-type="float">
            <text:p>0.066</text:p>
          </table:table-cell>
          <table:table-cell table:formula="of:= [.A20] * [.A4]" office:value-type="float" office:value="2" calcext:value-type="float">
            <text:p>2</text:p>
          </table:table-cell>
          <table:table-cell table:formula="of:=[.E4] * [.F4]" office:value-type="float" office:value="0.132" calcext:value-type="float">
            <text:p>0.1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Murata-Electronics/GCM033R71E471KA03D?qs=sGAEpiMZZMukHu%252bjC5l7YUBCHBQPS1uW4Tgq5mzdVTU%3D" xlink:type="simple">https://www.mouser.com/ProductDetail/Murata-Electronics/GCM033R71E471KA03D?qs=sGAEpiMZZMukHu%252bjC5l7YUBCHBQPS1uW4Tgq5mzdVTU%3d</text:a>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04, C105, C107, C108, C10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0603-CAP</text:p>
          </table:table-cell>
          <table:table-cell office:value-type="float" office:value="0.066" calcext:value-type="float">
            <text:p>0.066</text:p>
          </table:table-cell>
          <table:table-cell table:formula="of:=[.A20] * [.A5]" office:value-type="float" office:value="5" calcext:value-type="float">
            <text:p>5</text:p>
          </table:table-cell>
          <table:table-cell table:formula="of:=[.E5] * [.F5]" office:value-type="float" office:value="0.33" calcext:value-type="float">
            <text:p>0.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Taiyo-Yuden/JMK107BJ106MA-T?qs=sGAEpiMZZMukHu%252bjC5l7YV1nw42DH00CS6rQc63lEY4%3D" xlink:type="simple">https://www.mouser.com/ProductDetail/Taiyo-Yuden/JMK107BJ106MA-T?qs=sGAEpiMZZMukHu%252bjC5l7YV1nw42DH00CS6rQc63lEY4%3d</text:a>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00, R1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float" office:value="0.02" calcext:value-type="float">
            <text:p>0.02</text:p>
          </table:table-cell>
          <table:table-cell table:formula="of:=[.A20] * [.A6]" office:value-type="float" office:value="2" calcext:value-type="float">
            <text:p>2</text:p>
          </table:table-cell>
          <table:table-cell table:formula="of:=[.E6]* [.F6]" office:value-type="float" office:value="0.04" calcext:value-type="float">
            <text:p>0.04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Yageo/RC0603FR-071KL?qs=sGAEpiMZZMtRY1MQzfviYBKl3q7m6O1t" xlink:type="simple">https://www.mouser.com/ProductDetail/Yageo/RC0603FR-071KL?qs=sGAEpiMZZMtRY1MQzfviYBKl3q7m6O1t</text:a>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05, R106, R11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0603</text:p>
          </table:table-cell>
          <table:table-cell office:value-type="float" office:value="0.02" calcext:value-type="float">
            <text:p>0.02</text:p>
          </table:table-cell>
          <table:table-cell table:formula="of:=[.A20] * [.A7]" office:value-type="float" office:value="3" calcext:value-type="float">
            <text:p>3</text:p>
          </table:table-cell>
          <table:table-cell table:formula="of:=[.E7] * [.F7]" office:value-type="float" office:value="0.06" calcext:value-type="float">
            <text:p>0.0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Yageo/RC0603FR-072K2L?qs=sGAEpiMZZMtRY1MQzfviYIolhRbATB6G" xlink:type="simple">https://www.mouser.com/ProductDetail/Yageo/RC0603FR-072K2L?qs=sGAEpiMZZMtRY1MQzfviYIolhRbATB6G</text:a>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09, R110, R117, R118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RESISTOR0603</text:p>
          </table:table-cell>
          <table:table-cell office:value-type="float" office:value="0.02" calcext:value-type="float">
            <text:p>0.02</text:p>
          </table:table-cell>
          <table:table-cell table:formula="of:=[.A20] * [.A8]" office:value-type="float" office:value="4" calcext:value-type="float">
            <text:p>4</text:p>
          </table:table-cell>
          <table:table-cell table:formula="of:=[.E8] * [.F8]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tps://www.mouser.com/ProductDetail/KOA-Speer/RK73H1JTTD7501D?qs=sGAEpiMZZMukHu%252bjC5l7YSTM6M0y7%2fTtvTHNd1k3Nkk%3d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03, R104, R1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float" office:value="0.02" calcext:value-type="float">
            <text:p>0.02</text:p>
          </table:table-cell>
          <table:table-cell table:formula="of:=[.A20] * [.A9]" office:value-type="float" office:value="3" calcext:value-type="float">
            <text:p>3</text:p>
          </table:table-cell>
          <table:table-cell table:formula="of:=[.E9] * [.F9]" office:value-type="float" office:value="0.06" calcext:value-type="float">
            <text:p>0.06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Yageo/RC0603FR-0710KL?qs=sGAEpiMZZMvLNADcllXbqHQ2CGarwjoT" xlink:type="simple">https://www.mouser.com/ProductDetail/Yageo/RC0603FR-0710KL?qs=sGAEpiMZZMvLNADcllXbqHQ2CGarwjoT</text:a>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1, R112, R113, R11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0603</text:p>
          </table:table-cell>
          <table:table-cell office:value-type="float" office:value="0.02" calcext:value-type="float">
            <text:p>0.02</text:p>
          </table:table-cell>
          <table:table-cell table:formula="of:=[.A20] * [.A10]" office:value-type="float" office:value="4" calcext:value-type="float">
            <text:p>4</text:p>
          </table:table-cell>
          <table:table-cell table:formula="of:=[.E10] * [.F10]" office:value-type="float" office:value="0.08" calcext:value-type="float">
            <text:p>0.08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Yageo/RC0603FR-0747KL?qs=sGAEpiMZZMtRY1MQzfviYPBNqk%2FPjiRr" xlink:type="simple">https://www.mouser.com/ProductDetail/Yageo/RC0603FR-0747KL?qs=sGAEpiMZZMtRY1MQzfviYPBNqk%2fPjiRr</text:a>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02, R107, R10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0603</text:p>
          </table:table-cell>
          <table:table-cell office:value-type="float" office:value="0" calcext:value-type="float">
            <text:p>0</text:p>
          </table:table-cell>
          <table:table-cell table:formula="of:=[.A20] * [.A11]" office:value-type="float" office:value="3" calcext:value-type="float">
            <text:p>3</text:p>
          </table:table-cell>
          <table:table-cell table:formula="of:=[.E11] * [.F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Yageo/RC0603FR-0747KL?qs=sGAEpiMZZMtRY1MQzfviYPBNqk%2FPjiRr" xlink:type="simple">https://www.mouser.com/ProductDetail/Yageo/RC0603FR-0747KL?qs=sGAEpiMZZMtRY1MQzfviYPBNqk%2fPjiRr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00</text:p>
          </table:table-cell>
          <table:table-cell office:value-type="string" calcext:value-type="string">
            <text:p>0.5A/40V/420mV</text:p>
          </table:table-cell>
          <table:table-cell office:value-type="string" calcext:value-type="string">
            <text:p>DIODE-SCHOTTKY-SOD323</text:p>
          </table:table-cell>
          <table:table-cell office:value-type="float" office:value="0.3" calcext:value-type="float">
            <text:p>0.3</text:p>
          </table:table-cell>
          <table:table-cell table:formula="of:=[.A20] * [.A12]" office:value-type="float" office:value="1" calcext:value-type="float">
            <text:p>1</text:p>
          </table:table-cell>
          <table:table-cell table:formula="of:=[.E12] * [.F12]"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Nexperia/PMEG4005EJ115?qs=sGAEpiMZZMvKM5ialpXrmgQgxdAV4sRu" xlink:type="simple">https://www.mouser.com/ProductDetail/Nexperia/PMEG4005EJ115?qs=sGAEpiMZZMvKM5ialpXrmgQgxdAV4sRu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0</text:p>
          </table:table-cell>
          <table:table-cell office:value-type="string" calcext:value-type="string">
            <text:p>FM24W256-G</text:p>
          </table:table-cell>
          <table:table-cell office:value-type="string" calcext:value-type="string">
            <text:p>FM24W256-G-SO08</text:p>
          </table:table-cell>
          <table:table-cell office:value-type="float" office:value="6.7" calcext:value-type="float">
            <text:p>6.7</text:p>
          </table:table-cell>
          <table:table-cell table:formula="of:=[.A20] * [.A13]" office:value-type="float" office:value="1" calcext:value-type="float">
            <text:p>1</text:p>
          </table:table-cell>
          <table:table-cell table:formula="of:=[.E13] * [.F13]" office:value-type="float" office:value="6.7" calcext:value-type="float">
            <text:p>6.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Cypress-Semiconductor/FM24W256-G?qs=sGAEpiMZZMtsPi73Z94q0OKOSVYv1Kg2ple9XdjZJbc%3D" xlink:type="simple">https://www.mouser.com/ProductDetail/Cypress-Semiconductor/FM24W256-G?qs=sGAEpiMZZMtsPi73Z94q0OKOSVYv1Kg2ple9XdjZJbc%3d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ADS1115IDGST</text:p>
          </table:table-cell>
          <table:table-cell office:value-type="string" calcext:value-type="string">
            <text:p>ADC_ADS1015-MSOP10</text:p>
          </table:table-cell>
          <table:table-cell office:value-type="float" office:value="5.36" calcext:value-type="float">
            <text:p>5.36</text:p>
          </table:table-cell>
          <table:table-cell table:formula="of:=[.A20] * [.A14]" office:value-type="float" office:value="1" calcext:value-type="float">
            <text:p>1</text:p>
          </table:table-cell>
          <table:table-cell table:formula="of:=[.E14] * [.F14]"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mouser.com/ProductDetail/Texas-Instruments/ADS1115IDGSR?qs=sGAEpiMZZMvTvDTV69d2QhvgeGfSYHYrf4mZXCVtXww%3D" xlink:type="simple">https://www.mouser.com/ProductDetail/Texas-Instruments/ADS1115IDGSR?qs=sGAEpiMZZMvTvDTV69d2QhvgeGfSYHYrf4mZXCVtXww%3d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02</text:p>
          </table:table-cell>
          <table:table-cell table:number-columns-repeated="2" office:value-type="string" calcext:value-type="string">
            <text:p>MCP6002-SO08</text:p>
          </table:table-cell>
          <table:table-cell office:value-type="float" office:value="0.35" calcext:value-type="float">
            <text:p>0.35</text:p>
          </table:table-cell>
          <table:table-cell table:formula="of:=[.A20] * [.A15]" office:value-type="float" office:value="1" calcext:value-type="float">
            <text:p>1</text:p>
          </table:table-cell>
          <table:table-cell table:formula="of:=[.E15] * [.F15]" office:value-type="float" office:value="0.35" calcext:value-type="float">
            <text:p>0.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ouser.com/ProductDetail/Microchip-Technology/MCP6002T-I-SN?qs=sGAEpiMZZMsUzhEcHltCuY6YBL510a4u" xlink:type="simple">https://www.mouser.com/ProductDetail/Microchip-Technology/MCP6002T-I-SN?qs=sGAEpiMZZMsUzhEcHltCuY6YBL510a4u</text:a>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32L, T32R</text:p>
          </table:table-cell>
          <table:table-cell office:value-type="string" calcext:value-type="string">
            <text:p>1x14-2.54MM-MALE-PIN</text:p>
          </table:table-cell>
          <table:table-cell office:value-type="string" calcext:value-type="string">
            <text:p>TEENSY_3.0-3.2&amp;LC_DIL</text:p>
          </table:table-cell>
          <table:table-cell office:value-type="float" office:value="0.25" calcext:value-type="float">
            <text:p>0.25</text:p>
          </table:table-cell>
          <table:table-cell table:formula="of:=[.A20] * [.A16]" office:value-type="float" office:value="2" calcext:value-type="float">
            <text:p>2</text:p>
          </table:table-cell>
          <table:table-cell table:formula="of:=[.E16] * [.F16]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ebay.com/itm/1x40-Pin-40P-2-54mm-Straight-Male-Header-Body-Centered-17mm-Black-Pack-of-5/381315745725" xlink:type="simple">https://www.ebay.com/itm/1x40-Pin-40P-2-54mm-Straight-Male-Header-Body-Centered-17mm-Black-Pack-of-5/381315745725</text:a>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36L, T36R</text:p>
          </table:table-cell>
          <table:table-cell office:value-type="string" calcext:value-type="string">
            <text:p>1X24-2.54MM-FEMALE</text:p>
          </table:table-cell>
          <table:table-cell office:value-type="string" calcext:value-type="string">
            <text:p>TEENSY_3.5/3.6_BASIC</text:p>
          </table:table-cell>
          <table:table-cell office:value-type="float" office:value="0.25" calcext:value-type="float">
            <text:p>0.25</text:p>
          </table:table-cell>
          <table:table-cell table:formula="of:=[.A20]*[.A17]" office:value-type="float" office:value="2" calcext:value-type="float">
            <text:p>2</text:p>
          </table:table-cell>
          <table:table-cell table:formula="of:=[.E17] * [.F17]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ebay.com/itm/20pc-Female-Pin-Header-Pitch-2-54mm-H-8-5mm-Straight-type-1x24p-1x24-24p-RoHS/140891861219" xlink:type="simple">https://www.ebay.com/itm/20pc-Female-Pin-Header-Pitch-2-54mm-H-8-5mm-Straight-type-1x24p-1x24-24p-RoHS/140891861219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0</text:p>
          </table:table-cell>
          <table:table-cell office:value-type="string" calcext:value-type="string">
            <text:p>2X05-2.54MM-FEMALE</text:p>
          </table:table-cell>
          <table:table-cell office:value-type="string" calcext:value-type="string">
            <text:p>2X05_EUROPWR_LONG</text:p>
          </table:table-cell>
          <table:table-cell office:value-type="float" office:value="0.5" calcext:value-type="float">
            <text:p>0.5</text:p>
          </table:table-cell>
          <table:table-cell table:formula="of:=[.A20] * [.A18]" office:value-type="float" office:value="1" calcext:value-type="float">
            <text:p>1</text:p>
          </table:table-cell>
          <table:table-cell table:formula="of:=[.E18] * [.F18]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ebay.com/itm/20pcs-2-54mm-2x5-10pin-Long-Legs-Double-Row-Female-stackable-Straight-Header/271558168930" xlink:type="simple">https://www.ebay.com/itm/20pcs-2-54mm-2x5-10pin-Long-Legs-Double-Row-Female-stackable-Straight-Header/271558168930</text:a>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2C1, INPUT, OUTPUT, UART4</text:p>
          </table:table-cell>
          <table:table-cell office:value-type="string" calcext:value-type="string">
            <text:p>4P-2.0</text:p>
          </table:table-cell>
          <table:table-cell office:value-type="string" calcext:value-type="string">
            <text:p>GROVE-CONNECTOR-DIP(4P-2.0)</text:p>
          </table:table-cell>
          <table:table-cell office:value-type="float" office:value="0.1" calcext:value-type="float">
            <text:p>0.1</text:p>
          </table:table-cell>
          <table:table-cell table:formula="of:=[.A20] * [.A19]" office:value-type="float" office:value="4" calcext:value-type="float">
            <text:p>4</text:p>
          </table:table-cell>
          <table:table-cell table:formula="of:= [.E19] * [.F19]"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robotshop.com/en/seeedstudio-grove-4-pin-connector.html" xlink:type="simple">https://www.robotshop.com/en/seeedstudio-grove-4-pin-connector.html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CB</text:p>
          </table:table-cell>
          <table:table-cell office:value-type="float" office:value="10" calcext:value-type="float">
            <text:p>10</text:p>
          </table:table-cell>
          <table:table-cell table:formula="of:=[.A20]" office:value-type="float" office:value="1" calcext:value-type="float">
            <text:p>1</text:p>
          </table:table-cell>
          <table:table-cell table:formula="of:=[.E20] * [.F20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github.com/PatternAgents/TheVoid" xlink:type="simple">https://github.com/PatternAgents/TheVoid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3.6</text:p>
          </table:table-cell>
          <table:table-cell table:number-columns-repeated="2" office:value-type="string" calcext:value-type="string">
            <text:p>TEENSY3.6</text:p>
          </table:table-cell>
          <table:table-cell office:value-type="float" office:value="33.25" calcext:value-type="float">
            <text:p>33.25</text:p>
          </table:table-cell>
          <table:table-cell table:formula="of:=[.A20] * [.A21]" office:value-type="float" office:value="1" calcext:value-type="float">
            <text:p>1</text:p>
          </table:table-cell>
          <table:table-cell table:formula="of:=[.E21] * [.F21]" office:value-type="float" office:value="33.25" calcext:value-type="float">
            <text:p>33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pjrc.com/store/teensy36_pins.html" xlink:type="simple">https://www.pjrc.com/store/teensy36_pins.html</text:a>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BOR</text:p>
          </table:table-cell>
          <table:table-cell table:number-columns-repeated="2" office:value-type="string" calcext:value-type="string">
            <text:p>ASSEMBLY</text:p>
          </table:table-cell>
          <table:table-cell office:value-type="float" office:value="60" calcext:value-type="float">
            <text:p>60</text:p>
          </table:table-cell>
          <table:table-cell table:formula="of:=[.A20]*[.A22]" office:value-type="float" office:value="1" calcext:value-type="float">
            <text:p>1</text:p>
          </table:table-cell>
          <table:table-cell table:formula="of:=[.E22] * [.F22]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github.com/PatternAgents/TheVoi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 COST</text:p>
          </table:table-cell>
          <table:table-cell table:number-columns-repeated="4"/>
          <table:table-cell table:formula="of:=SUM([.G2:.G22])" office:value-type="float" office:value="119.038" calcext:value-type="float">
            <text:p>119.03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ALE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A20]" office:value-type="float" office:value="1" calcext:value-type="float">
            <text:p>1</text:p>
          </table:table-cell>
          <table:table-cell table:formula="of:=[.E24] * [.F24]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FIT</text:p>
          </table:table-cell>
          <table:table-cell table:number-columns-repeated="4"/>
          <table:table-cell table:formula="of:=[.G24] - [.G23]" office:value-type="float" office:value="30.962" calcext:value-type="float">
            <text:p>30.962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09:41:15.3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date>2018-12-10T10:23:27.743000000</dc:date>
    <meta:editing-duration>PT1H38M49S</meta:editing-duration>
    <meta:editing-cycles>19</meta:editing-cycles>
    <meta:print-date>2018-12-10T10:04:36.928000000</meta:print-date>
    <meta:document-statistic meta:table-count="1" meta:cell-count="228" meta:object-count="0"/>
  </office:meta>
</office:document-meta>
</file>